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45cm"/>
    </style:style>
    <style:style style:name="co2" style:family="table-column">
      <style:table-column-properties fo:break-before="auto" style:column-width="1.529cm"/>
    </style:style>
    <style:style style:name="co3" style:family="table-column">
      <style:table-column-properties fo:break-before="auto" style:column-width="2.039cm"/>
    </style:style>
    <style:style style:name="co4" style:family="table-column">
      <style:table-column-properties fo:break-before="auto" style:column-width="1.175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0.921cm"/>
    </style:style>
    <style:style style:name="co7" style:family="table-column">
      <style:table-column-properties fo:break-before="auto" style:column-width="1.039cm"/>
    </style:style>
    <style:style style:name="co8" style:family="table-column">
      <style:table-column-properties fo:break-before="auto" style:column-width="1.23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3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OGS</text:p>
          </table:table-cell>
          <table:table-cell/>
          <table:table-cell table:style-name="ce3" office:value-type="float" office:value="441397" calcext:value-type="float">
            <text:p>44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OTAL NON-OPER. INCOME</text:p>
          </table:table-cell>
          <table:table-cell/>
          <table:table-cell table:style-name="ce3" office:value-type="float" office:value="2350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Revenue</text:p>
          </table:table-cell>
          <table:table-cell/>
          <table:table-cell table:style-name="ce3" office:value-type="float" office:value="1149643" calcext:value-type="float">
            <text:p>1,150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office:value-type="string" calcext:value-type="string">
            <text:p>Net Earnings</text:p>
          </table:table-cell>
          <table:table-cell/>
          <table:table-cell table:style-name="ce3" office:value-type="float" office:value="-1022862" calcext:value-type="float">
            <text:p>-1,02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. Profitability Rati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⁠Gross Profit Margin</text:p>
          </table:table-cell>
          <table:table-cell/>
          <table:table-cell table:style-name="ce4" table:formula="of:=([.C6]-[.C4])/[.C6]" office:value-type="percentage" office:value="0.616057332580636" calcext:value-type="percentage">
            <text:p>61.61%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Operating Profit Margin</text:p>
          </table:table-cell>
          <table:table-cell/>
          <table:table-cell table:style-name="ce4" table:formula="of:=[.C5]/[.C6]" office:value-type="percentage" office:value="0.020444607586877" calcext:value-type="percentage">
            <text:p>2.0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t Profit Margin</text:p>
          </table:table-cell>
          <table:table-cell/>
          <table:table-cell table:style-name="ce4" table:formula="of:=[.C9]/[.C6]" office:value-type="percentage" office:value="-0.889721417866242" calcext:value-type="percentage">
            <text:p>-88.9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⁠Return on Assets (ROA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turn on Equity (ROE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 calcext:value-type="string">
            <text:p>3. Liquidity Ratios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Current Assets</text:p>
          </table:table-cell>
          <table:table-cell/>
          <table:table-cell table:style-name="ce1" office:value-type="float" office:value="18106980" calcext:value-type="float">
            <text:p>1810698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urrent Liabilities</text:p>
          </table:table-cell>
          <table:table-cell/>
          <table:table-cell table:style-name="ce1" office:value-type="float" office:value="504800" calcext:value-type="float">
            <text:p>50480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urrent Ratio</text:p>
          </table:table-cell>
          <table:table-cell/>
          <table:table-cell table:formula="of:=[.C19]/[.C20]" office:value-type="float" office:value="35.8696117274168" calcext:value-type="float">
            <text:p>35.869611727416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6. Cash Flow Rati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erating Cash Flow Ratio: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ee Cash Flow to Sales Ratio: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7P0"/>
    </number:currency-style>
    <number:currency-style style:name="N118P0" style:volatile="true">
      <number:number number:decimal-places="3" number:min-decimal-places="3" number:min-integer-digits="1" number:grouping="true"/>
      <number:text> </number:text>
      <number:currency-symbol>CHF</number:currency-symbol>
    </number:currency-style>
    <number:currency-style style:name="N118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CHF</number:currency-symbol>
      <style:map style:condition="value()&gt;=0" style:apply-style-name="N118P0"/>
    </number:currency-style>
    <number:currency-style style:name="N119P0" style:volatile="true">
      <number:number number:decimal-places="1" number:min-decimal-places="1" number:min-integer-digits="1" number:grouping="true"/>
      <number:text> </number:text>
      <number:currency-symbol>CHF</number:currency-symbol>
    </number:currency-style>
    <number:currency-style style:name="N119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>CHF</number:currency-symbol>
      <style:map style:condition="value()&gt;=0" style:apply-style-name="N119P0"/>
    </number:currency-style>
    <number:currency-style style:name="N120P0" style:volatile="true">
      <number:number number:decimal-places="0" number:min-decimal-places="0" number:min-integer-digits="1" number:grouping="true"/>
      <number:text> </number:text>
      <number:currency-symbol>CHF</number:currency-symbol>
    </number:currency-style>
    <number:currency-style style:name="N12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>CHF</number:currency-symbol>
      <style:map style:condition="value()&gt;=0" style:apply-style-name="N120P0"/>
    </number:currency-style>
    <number:currency-style style:name="N121P0" style:volatile="true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fr" number:country="CH">CHF</number:currency-symbol>
      <number:text> </number:text>
      <number:number number:decimal-places="2" number:min-decimal-places="2" number:min-integer-digits="1"/>
    </number:currency-style>
    <number:currency-style style:name="N122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/>
      <style:map style:condition="value()&gt;=0" style:apply-style-name="N122P0"/>
    </number:currency-style>
    <number:number-style style:name="N123P0" style:volatile="true">
      <number:number number:decimal-places="0" number:min-decimal-places="0" number:min-integer-digits="1" number:display-factor="1000"/>
      <number:text> [$CHF]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display-factor="1000"/>
      <number:text> [$CHF]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/>
    </number:number-style>
    <number:number-style style:name="N124">
      <style:text-properties fo:color="#ff0000"/>
      <number:text>-</number:text>
      <number:number number:decimal-places="0" number:min-decimal-places="0" number:min-integer-digits="1" number:display-factor="1000"/>
      <style:map style:condition="value()&gt;=0" style:apply-style-name="N124P0"/>
    </number:number-style>
    <number:number-style style:name="N125P0" style:volatile="true">
      <number:number number:decimal-places="1" number:min-decimal-places="1" number:min-integer-digits="1"/>
    </number:number-style>
    <number:number-style style:name="N125">
      <style:text-properties fo:color="#ff0000"/>
      <number:text>-</number:text>
      <number:number number:decimal-places="1" number:min-decimal-places="1" number:min-integer-digits="1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 number:display-factor="1000"/>
      <number:text> [$CHF]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 number:display-factor="1000"/>
      <number:text> [$CHF]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/>
    </number:number-style>
    <number:number-style style:name="N128">
      <style:text-properties fo:color="#ff0000"/>
      <number:text>-</number:text>
      <number:number number:decimal-places="0" number:min-decimal-places="0" number:min-integer-digits="1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 number:display-factor="1000"/>
      <number:text>CHF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 number:display-factor="1000"/>
      <number:text>CHF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 number:display-factor="1000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 number:display-factor="1000"/>
      <style:map style:condition="value()&gt;=0" style:apply-style-name="N130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7:00:45.368448826</meta:creation-date>
    <dc:date>2024-04-12T17:52:32.019122311</dc:date>
    <meta:editing-duration>PT28M59S</meta:editing-duration>
    <meta:editing-cycles>3</meta:editing-cycles>
    <meta:generator>LibreOffice/24.2.1.2$MacOSX_AARCH64 LibreOffice_project/db4def46b0453cc22e2d0305797cf981b68ef5ac</meta:generator>
    <meta:document-statistic meta:table-count="1" meta:cell-count="36" meta:object-count="0"/>
    <meta:user-defined meta:name=""/>
  </office:meta>
</office:document-meta>
</file>